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06806" officeooo:paragraph-rsid="00006806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0b567" officeooo:paragraph-rsid="0000b567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0b567" officeooo:paragraph-rsid="00053c78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00b567" officeooo:paragraph-rsid="000bcc49" style:font-weight-asian="bold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fo:font-weight="bold" officeooo:rsid="0000b567" officeooo:paragraph-rsid="0000b567" style:font-weight-asian="bold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fo:font-weight="bold" officeooo:rsid="0000b567" officeooo:paragraph-rsid="0003f51e" style:font-weight-asian="bold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fo:font-weight="bold" officeooo:rsid="0000b567" officeooo:paragraph-rsid="000524d6" style:font-weight-asian="bold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fo:font-weight="bold" officeooo:rsid="0000b567" officeooo:paragraph-rsid="0007a6f4" style:font-weight-asian="bold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fo:font-weight="bold" officeooo:rsid="0000b567" officeooo:paragraph-rsid="00093b2b" style:font-weight-asian="bold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fo:font-weight="bold" officeooo:rsid="0000b567" officeooo:paragraph-rsid="00053c78" style:font-weight-asian="bold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fo:font-weight="bold" officeooo:rsid="0000b567" officeooo:paragraph-rsid="0005e6a2" style:font-weight-asian="bold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fo:font-weight="bold" officeooo:rsid="0000b567" officeooo:paragraph-rsid="0006dd5b" style:font-weight-asian="bold" style:font-weight-complex="bold"/>
    </style:style>
    <style:style style:name="P13" style:family="paragraph" style:parent-style-name="Standard" style:list-style-name="L1">
      <style:paragraph-properties fo:text-align="start" style:justify-single-word="false"/>
      <style:text-properties fo:font-weight="bold" officeooo:rsid="0000b567" officeooo:paragraph-rsid="000bcc49" style:font-weight-asian="bold" style:font-weight-complex="bold"/>
    </style:style>
    <style:style style:name="P14" style:family="paragraph" style:parent-style-name="Standard" style:list-style-name="L1">
      <style:paragraph-properties fo:text-align="start" style:justify-single-word="false"/>
      <style:text-properties fo:font-weight="bold" officeooo:rsid="0000b567" officeooo:paragraph-rsid="000bfa45" style:font-weight-asian="bold" style:font-weight-complex="bold"/>
    </style:style>
    <style:style style:name="P15" style:family="paragraph" style:parent-style-name="Standard" style:list-style-name="L1">
      <style:paragraph-properties fo:text-align="start" style:justify-single-word="false"/>
      <style:text-properties fo:font-weight="bold" officeooo:rsid="0000b567" officeooo:paragraph-rsid="000f82a6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weight="bold" officeooo:rsid="0000b567" officeooo:paragraph-rsid="000f82a6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3f51e" style:font-weight-asian="normal" style:font-weight-complex="normal"/>
    </style:style>
    <style:style style:name="T3" style:family="text">
      <style:text-properties fo:font-weight="normal" officeooo:rsid="00048b36" style:font-weight-asian="normal" style:font-weight-complex="normal"/>
    </style:style>
    <style:style style:name="T4" style:family="text">
      <style:text-properties fo:font-weight="normal" officeooo:rsid="000524d6" style:font-weight-asian="normal" style:font-weight-complex="normal"/>
    </style:style>
    <style:style style:name="T5" style:family="text">
      <style:text-properties fo:font-weight="normal" officeooo:rsid="00053c78" style:font-weight-asian="normal" style:font-weight-complex="normal"/>
    </style:style>
    <style:style style:name="T6" style:family="text">
      <style:text-properties fo:font-weight="normal" officeooo:rsid="0005e6a2" style:font-weight-asian="normal" style:font-weight-complex="normal"/>
    </style:style>
    <style:style style:name="T7" style:family="text">
      <style:text-properties fo:font-weight="normal" officeooo:rsid="0006dd5b" style:font-weight-asian="normal" style:font-weight-complex="normal"/>
    </style:style>
    <style:style style:name="T8" style:family="text">
      <style:text-properties fo:font-weight="normal" officeooo:rsid="0007a6f4" style:font-weight-asian="normal" style:font-weight-complex="normal"/>
    </style:style>
    <style:style style:name="T9" style:family="text">
      <style:text-properties fo:font-weight="normal" officeooo:rsid="00093b2b" style:font-weight-asian="normal" style:font-weight-complex="normal"/>
    </style:style>
    <style:style style:name="T10" style:family="text">
      <style:text-properties fo:font-weight="normal" officeooo:rsid="000a6c71" style:font-weight-asian="normal" style:font-weight-complex="normal"/>
    </style:style>
    <style:style style:name="T11" style:family="text">
      <style:text-properties fo:font-weight="normal" officeooo:rsid="000bcc49" style:font-weight-asian="normal" style:font-weight-complex="normal"/>
    </style:style>
    <style:style style:name="T12" style:family="text">
      <style:text-properties fo:font-weight="normal" officeooo:rsid="000bfa45" style:font-weight-asian="normal" style:font-weight-complex="normal"/>
    </style:style>
    <style:style style:name="T13" style:family="text">
      <style:text-properties fo:font-weight="normal" officeooo:rsid="000cf064" style:font-weight-asian="normal" style:font-weight-complex="normal"/>
    </style:style>
    <style:style style:name="T14" style:family="text">
      <style:text-properties fo:font-weight="normal" officeooo:rsid="000dcc60" style:font-weight-asian="normal" style:font-weight-complex="normal"/>
    </style:style>
    <style:style style:name="T15" style:family="text">
      <style:text-properties fo:font-weight="normal" officeooo:rsid="000f82a6" style:font-weight-asian="normal" style:font-weight-complex="normal"/>
    </style:style>
    <style:style style:name="T16" style:family="text">
      <style:text-properties officeooo:rsid="000524d6"/>
    </style:style>
    <style:style style:name="T17" style:family="text">
      <style:text-properties officeooo:rsid="0007a6f4"/>
    </style:style>
    <style:style style:name="T18" style:family="text">
      <style:text-properties officeooo:rsid="000a6c71"/>
    </style:style>
    <style:style style:name="T19" style:family="text">
      <style:text-properties fo:font-size="12pt" fo:font-weight="normal" style:font-size-asian="12pt" style:font-weight-asian="normal" style:font-size-complex="12pt" style:font-weight-complex="normal"/>
    </style:style>
    <style:style style:name="T20" style:family="text">
      <style:text-properties fo:font-size="12pt" fo:font-weight="normal" officeooo:rsid="000bcc49" style:font-size-asian="12pt" style:font-weight-asian="normal" style:font-size-complex="12pt" style:font-weight-complex="normal"/>
    </style:style>
    <style:style style:name="T21" style:family="text">
      <style:text-properties officeooo:rsid="000f82a6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p2 - ejercicio 4</text:p>
      <text:p text:style-name="P2">ID:<text:span text:style-name="T1"> </text:span><text:span text:style-name="T2">Registrar usuario</text:span><text:span text:style-name="T1"> </text:span></text:p>
      <text:p text:style-name="P2">Titulo: <text:span text:style-name="T2">Como persona quiero registrarme en el sistema para poder comprar bebidas alcohólicas.</text:span></text:p>
      <text:p text:style-name="P2"><text:span text:style-name="T2">Reglas de negocio: Venta de bebidas solo a personas mayores de 18 años.</text:span></text:p>
      <text:p text:style-name="P2">Criterios de aceptación:</text:p>
      <text:list xml:id="list481987812" text:style-name="L1">
        <text:list-item>
          <text:p text:style-name="P5">Escenario 1: <text:span text:style-name="T2">Registro exitoso.</text:span></text:p>
          <text:list>
            <text:list-item>
              <text:p text:style-name="P6">Dado <text:span text:style-name="T2">una persona “Ema marca” que quiere registrarse, ingresa nombre “Ema”, apellido “Marca” , email “</text:span><text:a xlink:type="simple" xlink:href="mailto:ema_marca@holi.com" text:style-name="Internet_20_link" text:visited-style-name="Visited_20_Internet_20_Link"><text:span text:style-name="T2">ema_marca@holi.com</text:span></text:a><text:span text:style-name="T2">”, </text:span><text:span text:style-name="T3">no registrado anteriormente, </text:span><text:span text:style-name="T2">y edad 19. <text:s/></text:span></text:p>
            </text:list-item>
            <text:list-item>
              <text:p text:style-name="P6">Cuando <text:span text:style-name="T2">la persona ingresa nombre “Ema”, apellido “Marca” , email “</text:span><text:a xlink:type="simple" xlink:href="mailto:ema_marca@holi.com" text:style-name="Internet_20_link" text:visited-style-name="Visited_20_Internet_20_Link"><text:span text:style-name="T2">ema_marca@holi.com</text:span></text:a><text:span text:style-name="T2">” y edad 19.</text:span></text:p>
            </text:list-item>
            <text:list-item>
              <text:p text:style-name="P5"><text:span text:style-name="T3">Entonces El sistema le genera una clave, que es enviada al mail..</text:span></text:p>
            </text:list-item>
          </text:list>
        </text:list-item>
        <text:list-item>
          <text:p text:style-name="P5">Escenario 2: <text:span text:style-name="T4">Registro fallido, edad menor a 18 anios</text:span></text:p>
          <text:list>
            <text:list-item>
              <text:p text:style-name="P5">Dado <text:span text:style-name="T4">una persona “Panchi massa” que quiere registrarse, ingresa nombre “panchi”, apellido “massa”, email “</text:span><text:a xlink:type="simple" xlink:href="mailto:panchi123@hotmai.com" text:style-name="Internet_20_link" text:visited-style-name="Visited_20_Internet_20_Link"><text:span text:style-name="T4">panchi123@hotmai.com</text:span></text:a><text:span text:style-name="T4">” y edad 1.</text:span></text:p>
            </text:list-item>
            <text:list-item>
              <text:p text:style-name="P7">Cuando <text:span text:style-name="T4">una persona ingresa nombre “panchi”, apellido “massa”, email “</text:span><text:a xlink:type="simple" xlink:href="mailto:panchi123@hotmai.com" text:style-name="Internet_20_link" text:visited-style-name="Visited_20_Internet_20_Link"><text:span text:style-name="T4">panchi123@hotmai.com</text:span></text:a><text:span text:style-name="T4">” y edad 1.</text:span></text:p>
            </text:list-item>
            <text:list-item>
              <text:p text:style-name="P8">Entonces <text:span text:style-name="T4">el sistema emitirá un mensaje con el texto de la ley de prohibición de venta de bebidas alcohólicas. a menores y cancelara el registro actual.</text:span></text:p>
            </text:list-item>
          </text:list>
        </text:list-item>
        <text:list-item>
          <text:p text:style-name="P8">Escenario <text:span text:style-name="T17">3</text:span>: <text:span text:style-name="T4">Registro fallido, </text:span><text:span text:style-name="T9">email previamente</text:span><text:span text:style-name="T8"> registra</text:span><text:span text:style-name="T9">do</text:span><text:span text:style-name="T8">, quiere registrarse. </text:span></text:p>
          <text:list>
            <text:list-item>
              <text:p text:style-name="P8">Dado <text:span text:style-name="T4">una persona “Panchi</text:span><text:span text:style-name="T9">ta</text:span><text:span text:style-name="T4"> massa</text:span><text:span text:style-name="T9">cote</text:span><text:span text:style-name="T4">” </text:span><text:span text:style-name="T8">previamente registrada,</text:span><text:span text:style-name="T4">que quiere registrarse, ingresa nombre “panchi</text:span><text:span text:style-name="T9">ta</text:span><text:span text:style-name="T4">”, apellido “massa</text:span><text:span text:style-name="T9">cote</text:span><text:span text:style-name="T4">”, email “</text:span><text:span text:style-name="T9">ema_marca</text:span><text:a xlink:type="simple" xlink:href="mailto:panchi123@hotmai.com" text:style-name="Internet_20_link" text:visited-style-name="Visited_20_Internet_20_Link"><text:span text:style-name="T4">@ho</text:span><text:span text:style-name="T9">l</text:span><text:span text:style-name="T4">i.com</text:span></text:a><text:span text:style-name="T4">” y edad </text:span><text:span text:style-name="T9">35</text:span><text:span text:style-name="T4">.</text:span></text:p>
            </text:list-item>
            <text:list-item>
              <text:p text:style-name="P9">Cuando <text:span text:style-name="T4">una persona ingresa nombre “panchi</text:span><text:span text:style-name="T9">ta</text:span><text:span text:style-name="T4">”, apellido “massa</text:span><text:span text:style-name="T9">cote</text:span><text:span text:style-name="T4">”, email “</text:span><text:span text:style-name="T9">ema_marca</text:span><text:a xlink:type="simple" xlink:href="mailto:panchi123@hotmai.com" text:style-name="Internet_20_link" text:visited-style-name="Visited_20_Internet_20_Link"><text:span text:style-name="T4">@ho</text:span><text:span text:style-name="T9">l</text:span><text:span text:style-name="T4">i.com</text:span></text:a><text:span text:style-name="T4">” y edad </text:span><text:span text:style-name="T9">35</text:span><text:span text:style-name="T4">.</text:span></text:p>
            </text:list-item>
            <text:list-item>
              <text:p text:style-name="P8"><text:span text:style-name="T16">Entonces</text:span><text:span text:style-name="T4"> el sistema emitirá un mensaje </text:span><text:span text:style-name="T9">informando que el email ya posee una cuenta registrada</text:span><text:span text:style-name="T4">.</text:span></text:p>
            </text:list-item>
          </text:list>
        </text:list-item>
      </text:list>
      <text:p text:style-name="P2">ID: <text:span text:style-name="T5">Iniciar Sesión</text:span></text:p>
      <text:p text:style-name="P2">Titulo: <text:span text:style-name="T5">Como &lt;Usuario&gt; quiero &lt;Iniciar sesión&gt; para &lt;Comprar bebidas&gt;</text:span></text:p>
      <text:p text:style-name="P2">Reglas de negocio: -</text:p>
      <text:p text:style-name="P2">Criterios de aceptación: </text:p>
      <text:list xml:id="list201310848452636" text:continue-numbering="true" text:style-name="L1">
        <text:list-item>
          <text:p text:style-name="P5">Escenario 1: <text:span text:style-name="T1"><text:s/></text:span><text:span text:style-name="T5">Inicio sesión exitoso </text:span></text:p>
          <text:list>
            <text:list-item>
              <text:p text:style-name="P10">Dado <text:span text:style-name="T1"><text:s/></text:span><text:span text:style-name="T5">un usuario “ema marca ” registrado en el sistema, con nombre de usuario “</text:span><text:a xlink:type="simple" xlink:href="mailto:ema_marca@holi.com" text:style-name="Internet_20_link" text:visited-style-name="Visited_20_Internet_20_Link"><text:span text:style-name="T2">ema_marca@holi.com</text:span></text:a><text:span text:style-name="T5">” y contraseña “12345”</text:span></text:p>
            </text:list-item>
            <text:list-item>
              <text:p text:style-name="P10">Cuando <text:span text:style-name="T1"><text:s/></text:span><text:span text:style-name="T5">el usuario ingresa nombre de usuario “</text:span><text:a xlink:type="simple" xlink:href="mailto:ema_marca@holi.com" text:style-name="Internet_20_link" text:visited-style-name="Visited_20_Internet_20_Link"><text:span text:style-name="T2">ema_marca@holi.com</text:span></text:a><text:span text:style-name="T5">” y contraseña “12345”.</text:span></text:p>
            </text:list-item>
            <text:list-item>
              <text:p text:style-name="P5">Entonces <text:span text:style-name="T6">el sistema se inicia y se carga la lista de bebidas.</text:span></text:p>
            </text:list-item>
          </text:list>
        </text:list-item>
        <text:list-item>
          <text:p text:style-name="P5">Escenario 2: <text:span text:style-name="T6">Inicio de sesión fallido, contraseña no concuerda con usuario registrado.</text:span></text:p>
          <text:list>
            <text:list-item>
              <text:p text:style-name="P11">Dado <text:span text:style-name="T5">un usuario “ema marca ” registrado en el sistema, con nombre de usuario “</text:span><text:a xlink:type="simple" xlink:href="mailto:ema_marca@holi.com" text:style-name="Internet_20_link" text:visited-style-name="Visited_20_Internet_20_Link"><text:span text:style-name="T2">ema_marca@holi.com</text:span></text:a><text:span text:style-name="T5">” y contraseña “</text:span><text:span text:style-name="T6">33333</text:span><text:span text:style-name="T5">”, </text:span><text:span text:style-name="T7">que no pertenece al usuario.</text:span><text:span text:style-name="T5"> </text:span></text:p>
            </text:list-item>
            <text:list-item>
              <text:p text:style-name="P12">Cuando <text:span text:style-name="T5">el usuario ingresa nombre de usuario “</text:span><text:a xlink:type="simple" xlink:href="mailto:ema_marca@holi.com" text:style-name="Internet_20_link" text:visited-style-name="Visited_20_Internet_20_Link"><text:span text:style-name="T2">ema_marca@holi.com</text:span></text:a><text:span text:style-name="T5">” y contraseña “</text:span><text:span text:style-name="T7">33333”.</text:span></text:p>
            </text:list-item>
            <text:list-item>
              <text:p text:style-name="P5">Entonces <text:span text:style-name="T7">El sistema informa que el usuario y la contraseña no se corresponden.</text:span></text:p>
              <text:p text:style-name="P5"/>
            </text:list-item>
          </text:list>
        </text:list-item>
      </text:list>
      <text:p text:style-name="P3">ID: <text:span text:style-name="T7">Cierre de sesión</text:span></text:p>
      <text:p text:style-name="P3">Titulo: <text:span text:style-name="T7">Como usuario quiero cerrar sesión para que no quede abierta.</text:span></text:p>
      <text:p text:style-name="P3">Reglas de negocio: -</text:p>
      <text:p text:style-name="P3">Criterios de aceptación:</text:p>
      <text:list xml:id="list201311436808945" text:continue-numbering="true" text:style-name="L1">
        <text:list-item>
          <text:p text:style-name="P10">Escenario 1: <text:span text:style-name="T8">Cierre de sesión exitoso </text:span></text:p>
          <text:list>
            <text:list-item>
              <text:p text:style-name="P10">Dado <text:span text:style-name="T8">un usuario “</text:span><text:a xlink:type="simple" xlink:href="mailto:ema_marca@holi.com" text:style-name="Internet_20_link" text:visited-style-name="Visited_20_Internet_20_Link"><text:span text:style-name="T8">ema_marca@holi.com</text:span></text:a><text:span text:style-name="T8">” logueado en el sistema</text:span></text:p>
            </text:list-item>
            <text:list-item>
              <text:p text:style-name="P10">Cuando <text:span text:style-name="T1"><text:s/></text:span><text:span text:style-name="T8">el usuario logueado presiona “cerrar sesión”</text:span></text:p>
            </text:list-item>
            <text:list-item>
              <text:p text:style-name="P10"><text:soft-page-break/>Entonces <text:span text:style-name="T8">la sesión actual se cierra.</text:span></text:p>
            </text:list-item>
          </text:list>
        </text:list-item>
      </text:list>
      <text:p text:style-name="P3"/>
      <text:p text:style-name="P3">ID: <text:span text:style-name="T11">Comprar productos</text:span></text:p>
      <text:p text:style-name="P3">Titulo: <text:span text:style-name="T1"><text:s/></text:span><text:span text:style-name="T9">como usuario quiero </text:span><text:span text:style-name="T11">comprar bebidas</text:span><text:span text:style-name="T9"> para </text:span><text:span text:style-name="T11">un evento</text:span><text:span text:style-name="T9">.</text:span></text:p>
      <text:p text:style-name="P4">Reglas de negocio: <text:span text:style-name="T11">se </text:span><text:span text:style-name="T19">deberá</text:span><text:span text:style-name="T19"> aplicar un descuento del 20% a usuarios premium. </text:span><text:span text:style-name="T20">se</text:span><text:span text:style-name="T19"> debe aplicar un descuento del 10% a las compras mayores de $4.500.</text:span></text:p>
      <text:p text:style-name="P3">Criterios de aceptación:</text:p>
      <text:list xml:id="list201310532650918" text:continue-numbering="true" text:style-name="L1">
        <text:list-item>
          <text:p text:style-name="P10">Escenario 1: <text:span text:style-name="T11">Comprar productos, usuario premium compra &lt; $4500</text:span><text:span text:style-name="T10">.</text:span></text:p>
          <text:list>
            <text:list-item>
              <text:p text:style-name="P10">Dado <text:span text:style-name="T1"><text:s/></text:span><text:span text:style-name="T10">un usuario “</text:span><text:a xlink:type="simple" xlink:href="mailto:ema_marca@holi.com" text:style-name="Internet_20_link" text:visited-style-name="Visited_20_Internet_20_Link"><text:span text:style-name="T10">ema_marca@holi.com</text:span></text:a><text:span text:style-name="T10">” </text:span><text:span text:style-name="T11">usuario premium </text:span><text:span text:style-name="T10">previamente logueado, </text:span><text:span text:style-name="T11">selecciona productos “fernet branca </text:span><text:span text:style-name="T15">x1 </text:span><text:span text:style-name="T11">y cervezas x2” por un valor $3000.</text:span></text:p>
            </text:list-item>
            <text:list-item>
              <text:p text:style-name="P13">Cuando <text:span text:style-name="T10">el </text:span><text:span text:style-name="T11">usuario selecciona las bebidas “fernet branca </text:span><text:span text:style-name="T15">x1 </text:span><text:span text:style-name="T11">y cervezas x2”</text:span><text:span text:style-name="T10">.</text:span></text:p>
            </text:list-item>
            <text:list-item>
              <text:p text:style-name="P10">Entonces <text:span text:style-name="T11">el sistema efectua los descuentos correspondientes, </text:span><text:span text:style-name="T12">mostrando en pantalla el valor menos el 20% = $2400</text:span><text:span text:style-name="T10">.</text:span></text:p>
            </text:list-item>
          </text:list>
        </text:list-item>
        <text:list-item>
          <text:p text:style-name="P14">Escenario 2: <text:span text:style-name="T11">Comprar productos, usuario premium compra &gt;</text:span><text:span text:style-name="T12">=</text:span><text:span text:style-name="T11"> $4500</text:span><text:span text:style-name="T10">.</text:span></text:p>
          <text:list>
            <text:list-item>
              <text:p text:style-name="P14">Dado <text:span text:style-name="T1"><text:s/></text:span><text:span text:style-name="T10">un usuario “</text:span><text:a xlink:type="simple" xlink:href="mailto:ema_marca@holi.com" text:style-name="Internet_20_link" text:visited-style-name="Visited_20_Internet_20_Link"><text:span text:style-name="T10">ema_marca@holi.com</text:span></text:a><text:span text:style-name="T10">” </text:span><text:span text:style-name="T11">usuario premium </text:span><text:span text:style-name="T10">previamente logueado, </text:span><text:span text:style-name="T11">selecciona productos “fernet branca </text:span><text:span text:style-name="T15">x1 </text:span><text:span text:style-name="T11">y cervezas x</text:span><text:span text:style-name="T12">24</text:span><text:span text:style-name="T11">” por un valor $</text:span><text:span text:style-name="T12">7000</text:span><text:span text:style-name="T11">.</text:span></text:p>
            </text:list-item>
            <text:list-item>
              <text:p text:style-name="P14">Cuando <text:span text:style-name="T10">el </text:span><text:span text:style-name="T11">usuario selecciona las bebidas “fernet branca </text:span><text:span text:style-name="T15">x1 </text:span><text:span text:style-name="T11">y cervezas x 2</text:span><text:span text:style-name="T12">4</text:span><text:span text:style-name="T11">”</text:span><text:span text:style-name="T10">.</text:span></text:p>
            </text:list-item>
            <text:list-item>
              <text:p text:style-name="P15">Entonces <text:span text:style-name="T11">el sistema efectua los descuentos correspondientes, </text:span><text:span text:style-name="T12">mostrando en pantalla el valor menos el 20% </text:span><text:span text:style-name="T13">por usuario premium y 10% por compra &gt;</text:span><text:span text:style-name="T14">=</text:span><text:span text:style-name="T13">$4500</text:span><text:span text:style-name="T12"> = $</text:span><text:span text:style-name="T13">49</text:span><text:span text:style-name="T12">00</text:span><text:span text:style-name="T10">.</text:span></text:p>
            </text:list-item>
          </text:list>
        </text:list-item>
        <text:list-item>
          <text:p text:style-name="P15">Escenario <text:span text:style-name="T21">3</text:span>: <text:span text:style-name="T11">Comprar productos, usuario premium compra &lt; $4500</text:span><text:span text:style-name="T10">.</text:span></text:p>
          <text:list>
            <text:list-item>
              <text:p text:style-name="P15">Dado <text:span text:style-name="T1"><text:s/></text:span><text:span text:style-name="T10">un usuario “</text:span><text:span text:style-name="T15">cefalea</text:span><text:a xlink:type="simple" xlink:href="mailto:ema_marca@holi.com" text:style-name="Internet_20_link" text:visited-style-name="Visited_20_Internet_20_Link"><text:span text:style-name="T10">@holi.com</text:span></text:a><text:span text:style-name="T10">” </text:span><text:span text:style-name="T11">usuario </text:span><text:span text:style-name="T10">previamente logueado, </text:span><text:span text:style-name="T15">este </text:span><text:span text:style-name="T11">selecciona productos “fernet branca </text:span><text:span text:style-name="T15">x1 </text:span><text:span text:style-name="T11">y cervezas x2” por un valor $3000.</text:span></text:p>
            </text:list-item>
            <text:list-item>
              <text:p text:style-name="P15">Cuando <text:span text:style-name="T10">el </text:span><text:span text:style-name="T11">usuario selecciona las bebidas “fernet branca </text:span><text:span text:style-name="T15">x1 </text:span><text:span text:style-name="T11">y cervezas x2”</text:span><text:span text:style-name="T10">.</text:span></text:p>
            </text:list-item>
            <text:list-item>
              <text:p text:style-name="P15"><text:span text:style-name="T18">Entonces</text:span><text:span text:style-name="T10"> </text:span><text:span text:style-name="T11">el sistema </text:span><text:span text:style-name="T15">muestra en pantalla el precio sin descuentos </text:span><text:span text:style-name="T12">= $</text:span><text:span text:style-name="T15">30</text:span><text:span text:style-name="T12">00</text:span><text:span text:style-name="T10">. </text:span></text:p>
            </text:list-item>
          </text:list>
        </text:list-item>
        <text:list-item>
          <text:p text:style-name="P15">Escenario <text:span text:style-name="T21">4</text:span>: <text:span text:style-name="T11">Comprar productos, usuario premium compra &gt;</text:span><text:span text:style-name="T15">=</text:span><text:span text:style-name="T11"> $4500</text:span><text:span text:style-name="T10">.</text:span></text:p>
          <text:list>
            <text:list-item>
              <text:p text:style-name="P15">Dado <text:span text:style-name="T1"><text:s/></text:span><text:span text:style-name="T10">un usuario “</text:span><text:span text:style-name="T15">cefalea</text:span><text:a xlink:type="simple" xlink:href="mailto:ema_marca@holi.com" text:style-name="Internet_20_link" text:visited-style-name="Visited_20_Internet_20_Link"><text:span text:style-name="T10">@holi.com</text:span></text:a><text:span text:style-name="T10">” </text:span><text:span text:style-name="T11">usuario </text:span><text:span text:style-name="T10">previamente logueado, </text:span><text:span text:style-name="T15">este </text:span><text:span text:style-name="T11">selecciona productos “fernet branca y cervezas x2</text:span><text:span text:style-name="T15">4</text:span><text:span text:style-name="T11">” por un valor $</text:span><text:span text:style-name="T15">7</text:span><text:span text:style-name="T11">000.</text:span></text:p>
            </text:list-item>
            <text:list-item>
              <text:p text:style-name="P15">Cuando <text:span text:style-name="T10">el </text:span><text:span text:style-name="T11">usuario selecciona las bebidas “fernet branca </text:span><text:span text:style-name="T15">x1</text:span><text:span text:style-name="T11"> y cervezas x2</text:span><text:span text:style-name="T15">4</text:span><text:span text:style-name="T11">”</text:span><text:span text:style-name="T10">.</text:span></text:p>
            </text:list-item>
            <text:list-item>
              <text:p text:style-name="P15"><text:span text:style-name="T18">Entonces</text:span><text:span text:style-name="T10"> </text:span><text:span text:style-name="T11">el sistema </text:span><text:span text:style-name="T15">muestra en pantalla el precio con 10% de descuento </text:span><text:span text:style-name="T12">= $</text:span><text:span text:style-name="T15">63</text:span><text:span text:style-name="T12">00</text:span><text:span text:style-name="T10">.</text:span></text:p>
            </text:list-item>
          </text:list>
        </text:list-item>
      </text:list>
      <text:p text:style-name="P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3T17:48:43.712746740</meta:creation-date>
    <dc:date>2023-10-14T20:13:10.319000000</dc:date>
    <meta:editing-duration>PT21M46S</meta:editing-duration>
    <meta:editing-cycles>8</meta:editing-cycles>
    <meta:generator>LibreOffice/7.5.2.2$Windows_X86_64 LibreOffice_project/53bb9681a964705cf672590721dbc85eb4d0c3a2</meta:generator>
    <meta:document-statistic meta:table-count="0" meta:image-count="0" meta:object-count="0" meta:page-count="2" meta:paragraph-count="58" meta:word-count="697" meta:character-count="4478" meta:non-whitespace-character-count="3861"/>
  </office:meta>
</office:document-meta>
</file>